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de28" officeooo:paragraph-rsid="0014de28"/>
    </style:style>
    <style:style style:name="P2" style:family="paragraph" style:parent-style-name="Standard">
      <style:text-properties officeooo:paragraph-rsid="0014de28"/>
    </style:style>
    <style:style style:name="P3" style:family="paragraph" style:parent-style-name="Standard">
      <style:text-properties officeooo:rsid="0015fe4f" officeooo:paragraph-rsid="0015fe4f"/>
    </style:style>
    <style:style style:name="P4" style:family="paragraph" style:parent-style-name="Standard">
      <style:text-properties officeooo:rsid="001b2866" officeooo:paragraph-rsid="001b2866"/>
    </style:style>
    <style:style style:name="P5" style:family="paragraph" style:parent-style-name="Standard">
      <style:text-properties officeooo:rsid="001dda5a" officeooo:paragraph-rsid="001dda5a"/>
    </style:style>
    <style:style style:name="P6" style:family="paragraph" style:parent-style-name="Standard">
      <style:text-properties officeooo:rsid="00209be1" officeooo:paragraph-rsid="00209be1"/>
    </style:style>
    <style:style style:name="P7" style:family="paragraph" style:parent-style-name="Standard">
      <style:paragraph-properties style:writing-mode="lr-tb"/>
      <style:text-properties style:text-outline="false" style:text-line-through-style="none" style:text-line-through-type="none" style:font-name="Liberation Sans" fo:font-size="10pt" fo:font-style="normal" fo:text-shadow="none" style:text-underline-style="none" fo:font-weight="normal" officeooo:rsid="0014de28" officeooo:paragraph-rsid="0014de28" style:font-size-asian="10pt" style:font-style-asian="normal" style:font-weight-asian="normal" style:text-emphasize="none"/>
    </style:style>
    <style:style style:name="T1" style:family="text">
      <style:text-properties officeooo:rsid="0014de28"/>
    </style:style>
    <style:style style:name="T2" style:family="text">
      <style:text-properties officeooo:rsid="0015fe4f"/>
    </style:style>
    <style:style style:name="T3" style:family="text">
      <style:text-properties officeooo:rsid="001788e7"/>
    </style:style>
    <style:style style:name="T4" style:family="text">
      <style:text-properties officeooo:rsid="00195de1"/>
    </style:style>
    <style:style style:name="T5" style:family="text">
      <style:text-properties officeooo:rsid="001a372a"/>
    </style:style>
    <style:style style:name="T6" style:family="text">
      <style:text-properties officeooo:rsid="001b2866"/>
    </style:style>
    <style:style style:name="T7" style:family="text">
      <style:text-properties officeooo:rsid="001bfbe7"/>
    </style:style>
    <style:style style:name="T8" style:family="text">
      <style:text-properties officeooo:rsid="001dda5a"/>
    </style:style>
    <style:style style:name="T9" style:family="text">
      <style:text-properties officeooo:rsid="001f565a"/>
    </style:style>
    <style:style style:name="T10" style:family="text">
      <style:text-properties officeooo:rsid="00209b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ogbook of for the E&amp;M experiment 2 (coils) for </text:span><text:bookmark text:name="z_c"/><text:a xlink:type="simple" xlink:href="javascript://" text:style-name="Internet_20_link" text:visited-style-name="Visited_20_Internet_20_Link">Group_7_Wednesday_20/03_13-15</text:a>.</text:p>
      <text:p text:style-name="P1">Students:</text:p>
      <text:p text:style-name="P1"><text:tab/>Martin Opat (s4704126)<text:line-break/><text:tab/>Rick van Bruggen (s2491869)</text:p>
      <text:p text:style-name="P1">TAs:</text:p>
      <text:p text:style-name="P1"><text:tab/>G. Katsanevakis<text:line-break/><text:tab/>V. Atlasis</text:p>
      <text:p text:style-name="P1"/>
      <text:p text:style-name="P1">A.</text:p>
      <text:p text:style-name="P7">- d in cm taken from center.</text:p>
      <text:p text:style-name="P7">- start at 2cm from center, can’t go closer as probe not long enough and had to ensure stable distance r from - the line, so had to attach</text:p>
      <text:p text:style-name="P7">- using rectangular probe</text:p>
      <text:p text:style-name="P1">- <text:span text:style-name="T2">current used = 1.95 A. distance probe from wire = 3cm</text:span></text:p>
      <text:p text:style-name="P3">- zero out the gaussmeter holding null for 3sec</text:p>
      <text:p text:style-name="P3">- earths field = 0.026mT, when 0 A ran through wire. Chosen to zero without black box so that we just measure the wire’s effect.</text:p>
      <text:p text:style-name="P3">- sensitivty 10mT gaussmeter</text:p>
      <text:p text:style-name="P3">- us moving slightly influences result by roughly 0.001 mT, so minimize moving</text:p>
      <text:p text:style-name="P3">-<text:span text:style-name="T3">length of half of wire used to measure, 15 cm. </text:span></text:p>
      <text:p text:style-name="P3">- <text:span text:style-name="T3">measured negative mT, but used positive as doesn’t change relation and if we </text:span><text:span text:style-name="T4">move rod same thing</text:span></text:p>
      <text:p text:style-name="P3">- <text:span text:style-name="T3">markings on rod are 1 cm apart.</text:span></text:p>
      <text:p text:style-name="P3">-<text:span text:style-name="T4">improvement; higher amperage.</text:span></text:p>
      <text:p text:style-name="P3"/>
      <text:p text:style-name="P1"/>
      <text:p text:style-name="P1">B.</text:p>
      <text:p text:style-name="P1">- <text:span text:style-name="T3">chosen to pick 4 cm from the center so that, field homogenoeus</text:span></text:p>
      <text:p text:style-name="P1">- <text:span text:style-name="T3">r = 2 cm so that the field is stronger as at 3cm distance, the B was 0 at start.</text:span></text:p>
      <text:p text:style-name="P1">- <text:span text:style-name="T3">for first run we picked 4 cm distance, then went </text:span><text:span text:style-name="T4">minimally</text:span><text:span text:style-name="T3"> left and slight right for 2nd/3rd measurements.</text:span></text:p>
      <text:p text:style-name="P1"/>
      <text:p text:style-name="P1">C.</text:p>
      <text:p text:style-name="P1">-<text:span text:style-name="T4">rotate the wire 90deg for easier measuring. Check direction of B with right hand rule, put the rectangular probe facing upwards in the case we had, as B was going down when I directed towards us.</text:span></text:p>
      <text:p text:style-name="P1">-<text:span text:style-name="T5">white plastic part is d = 12 mm, diameter of wire = 6 mm. Decided to measure distance from the side of the wire, so nitial distance therefore is 3 mm.</text:span></text:p>
      <text:p text:style-name="P1">- <text:span text:style-name="T5">d is zero, as measuring at center.</text:span></text:p>
      <text:p text:style-name="P1">-<text:span text:style-name="T5">B earth is 0.0036 mT, but null again so not relevant for our data.</text:span></text:p>
      <text:p text:style-name="P1">-<text:span text:style-name="T5">pick higher current for more accurate data; 9.07 A.</text:span></text:p>
      <text:p text:style-name="P1">-<text:span text:style-name="T5">nulled so will measure until 0.0000 mT, </text:span><text:span text:style-name="T6">not until lower than earth’s field</text:span></text:p>
      <text:p text:style-name="P1"/>
      <text:p text:style-name="P1">D. (parallel)</text:p>
      <text:p text:style-name="P4">- R = 10.5 cm, <text:span text:style-name="T7">of coils, so also 10.5 cm distance between them above each other. Measurements decided at height where height = 0 at bottom coil.</text:span></text:p>
      <text:p text:style-name="P4">- <text:span text:style-name="T7">use circular probe as it can hang from the top. Changed setup, see pic. Use ruler to align it to the center as well as possible. Error in placement is 1 cm as manual placing. Null again to avoid earth field</text:span></text:p>
      <text:p text:style-name="P4">-<text:span text:style-name="T7">coil does not hang exactly horizontally, but within range of error we start right at 0 cm above the coil, so center of coil. Height is height above the lower coil.</text:span></text:p>
      <text:p text:style-name="P4">- <text:span text:style-name="T7">amperage goes down slightly due to heating (?) resistance goes up when heat, so makes sense.</text:span></text:p>
      <text:p text:style-name="P4">-<text:span text:style-name="T8">ruler in the coils but shouldn’t have an effect.</text:span></text:p>
      <text:p text:style-name="P4"><text:soft-page-break/>-<text:span text:style-name="T8">big error as coils are crooked.</text:span></text:p>
      <text:p text:style-name="P4">-<text:span text:style-name="T8">being in center exactly is irrelevant for the results as the point is to prove homogeneous field</text:span></text:p>
      <text:p text:style-name="P4">-<text:span text:style-name="T8">measured up to 14 cm which is 3.5cm above coil, then the B dropped &gt;3pc so stopped.</text:span></text:p>
      <text:p text:style-name="P4">-<text:span text:style-name="T9">didn’t do below the bottom coil as the probe wasn’t long enough the way it was attached</text:span></text:p>
      <text:p text:style-name="P4"/>
      <text:p text:style-name="P1">E. (anti-parallel)</text:p>
      <text:p text:style-name="P5">-Move cables to anti parallel.</text:p>
      <text:p text:style-name="P5">-</text:p>
      <text:p text:style-name="P1"/>
      <text:p text:style-name="P1">F. (parallel)</text:p>
      <text:p text:style-name="P1">-<text:span text:style-name="T9">scale of newtonmeter = 0.2 N. error in reading off too, error in reading 0.005 N</text:span></text:p>
      <text:p text:style-name="P1">-<text:span text:style-name="T9">note that we wanna measure force in the center of configuration, but the force of the field pushes the meter up, so the field is less strong there, eventually it stabilizes; the magnet is slightly off center.</text:span></text:p>
      <text:p text:style-name="P1">-<text:span text:style-name="T10">data stays the same as gradient of B matters and B is consistent between two coils that run parallel, so no force exerted when the field changes.</text:span></text:p>
      <text:p text:style-name="P1"/>
      <text:p text:style-name="P1"/>
      <text:p text:style-name="P1">F. (anti-parallel)</text:p>
      <text:p text:style-name="P6">same as parallel.</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1:36:37.156455024</meta:creation-date>
    <meta:generator>LibreOffice/7.3.7.2$Linux_X86_64 LibreOffice_project/30$Build-2</meta:generator>
    <dc:date>2024-03-20T14:38:33.169282513</dc:date>
    <meta:editing-duration>PT1H43M47S</meta:editing-duration>
    <meta:editing-cycles>4</meta:editing-cycles>
    <meta:document-statistic meta:table-count="0" meta:image-count="0" meta:object-count="0" meta:page-count="2" meta:paragraph-count="48" meta:word-count="613" meta:character-count="3250" meta:non-whitespace-character-count="2680"/>
  </office:meta>
</office:document-meta>
</file>